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Отчет по лабораторной работе №2</text:p>
      <text:p text:style-name="Author">Уманский Александр, ПМ-43</text:p>
      <text:h text:style-name="Heading_20_2" text:outline-level="2"><text:bookmark-start text:name="задание"/>Задание<text:bookmark-end text:name="задание"/></text:h>
      <text:p text:style-name="First_20_paragraph">Задание. Выполнить Пример для различных значений параметров NMAX и LIMIT, замеряя время выполнения, результаты занести в отчет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2</dc:title>
    <dc:description/>
    <dc:subject/>
    <meta:keyword/>
    <meta:initial-creator>Уманский Александр, ПМ-43</meta:initial-creator>
    <dc:creator>Уманский Александр, ПМ-43</dc:creator>
    <meta:creation-date>2019-08-27T17:30:31Z</meta:creation-date>
    <dc:date>2019-08-27T17:30:31Z</dc:date>
  </office:meta>
</office:document-meta>
</file>